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etadataSupport.extra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rBounded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.boundsOf( WildcardType wildCa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omParameterizedTypeGenericMetadataSupport.readActualTyp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BoundedType.interface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.registerTypeParametersOn( TypeVariable &lt; ? &gt; [ ] type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MetadataSupport.extractRawTypeOf( Type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MetadataSupport.resolveGenericType( Type type , 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icArrayReturnType.raw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ypeVariableReturnType.readTyp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ReturnType.raw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rrayReturnType.GenericArrayReturnType( GenericMetadataSupport genericArrayType , int 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VariableReturnType.extractActualBoundedTypeOf( 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romParameterizedTypeGenericMetadataSupport.raw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.boundsOf( TypeVariable &lt; ? &gt; type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VariableReturnType.TypeVariableReturnType( GenericMetadataSupport source , TypeVariable &lt; ? &gt; [ ] typeParameters , TypeVariable &lt; ? &gt; type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ldCardBoundedType.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.hasRawExtra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ReturnType.ParameterizedReturnType( GenericMetadataSupport source , TypeVariable &lt; ? &gt; [ ] typeParameters , ParameterizedType parameteriz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MetadataSupport.registerAllTypeVariables( Type class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ameterizedReturnType.readTyp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.resolveGenericReturnType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MetadataSupport.rawExtra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.registerTypeVariablesOn( Type class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ypeVarBoundedType.TypeVarBoundedType( TypeVariable &lt; ? &gt; type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ClassGenericMetadataSupport.raw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BoundedType.WildCardBoundedType( WildcardType wildc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rBounded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ldCardBoundedType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tGenericReturnTypeSupport.raw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rBoundedType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VarBoundedType.typ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GenericReturnTypeSupport.NotGenericReturnTypeSupport( GenericMetadataSupport source , Type generic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omParameterizedTypeGenericMetadataSupport.FromParameterizedTypeGenericMetadataSupport( ParameterizedType parameteriz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ldCardBoundedType.firstB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MetadataSupport.registerTypeVariableIfNotPresent( TypeVariable &lt; ? &gt; typeVari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VarBoundedType.interface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ldCardBounded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ClassGenericMetadataSupport.FromClassGenericMetadataSupport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VariableReturnType.raw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VariableReturnType.rawExtraInterfa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meterizedReturnType.readTyp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.inferFrom( 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ildCardBounded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riableReturnType.readType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VarBoundedType.first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.getActualTypeArgumentFor( TypeVariable &lt; ? &gt; type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VariableReturnType.extraInterfa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nericMetadataSupport.actualTypeArgum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